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789cm"/>
    </style:style>
    <style:style style:name="Tabla1.B" style:family="table-column">
      <style:table-column-properties style:column-width="6.544cm"/>
    </style:style>
    <style:style style:name="Tabla1.C" style:family="table-column">
      <style:table-column-properties style:column-width="5.6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use-window-font-color="true"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Arial" fo:font-size="11pt" fo:font-weight="normal" officeooo:rsid="001c2f52" officeooo:paragraph-rsid="001c093c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Arial" fo:font-size="11pt" fo:font-weight="normal" officeooo:rsid="001c2f52" officeooo:paragraph-rsid="001cb5c8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" fo:font-size="11pt" fo:font-weight="normal" officeooo:paragraph-rsid="001cb5c8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" fo:font-size="11pt" fo:font-weight="normal" officeooo:rsid="001cb5c8" officeooo:paragraph-rsid="001cb5c8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Arial" fo:font-size="11pt" fo:font-weight="normal" officeooo:rsid="001cb5c8" officeooo:paragraph-rsid="001d9916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" fo:font-size="11pt" fo:font-weight="normal" officeooo:rsid="001d9916" officeooo:paragraph-rsid="001d9916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Arial" fo:font-size="11pt" fo:font-weight="normal" officeooo:rsid="0020fd8e" officeooo:paragraph-rsid="0020fd8e" fo:background-color="transparent" style:font-size-asian="11pt" style:font-weight-asian="normal" style:font-size-complex="11pt" style:font-weight-complex="normal"/>
    </style:style>
    <style:style style:name="P10" style:family="paragraph" style:parent-style-name="Standard">
      <style:text-properties officeooo:paragraph-rsid="001d9916"/>
    </style:style>
    <style:style style:name="P11" style:family="paragraph" style:parent-style-name="Standard">
      <style:text-properties officeooo:rsid="001d9916" officeooo:paragraph-rsid="001d9916"/>
    </style:style>
    <style:style style:name="P12" style:family="paragraph" style:parent-style-name="Standard">
      <style:text-properties officeooo:paragraph-rsid="001eee26"/>
    </style:style>
    <style:style style:name="P13" style:family="paragraph" style:parent-style-name="Standard">
      <style:paragraph-properties fo:break-before="page"/>
      <style:text-properties style:font-name="Arial" fo:font-size="11pt" fo:font-weight="normal" officeooo:rsid="001cb5c8" officeooo:paragraph-rsid="001cb5c8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break-before="page"/>
      <style:text-properties style:font-name="Arial" fo:font-size="11pt" fo:font-style="italic" style:text-underline-style="solid" style:text-underline-width="auto" style:text-underline-color="font-color" fo:font-weight="bold" officeooo:rsid="001cb5c8" officeooo:paragraph-rsid="001cb5c8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1pt" style:text-underline-style="none" officeooo:rsid="001fee98" officeooo:paragraph-rsid="001fee98" style:font-size-asian="11pt" style:font-size-complex="11pt"/>
    </style:style>
    <style:style style:name="P16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17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style:font-name="Arial" fo:font-size="11pt" style:text-underline-style="solid" style:text-underline-width="auto" style:text-underline-color="font-color" officeooo:rsid="001fdb50" officeooo:paragraph-rsid="001fdb50" style:font-size-asian="11pt" style:font-size-complex="11pt"/>
    </style:style>
    <style:style style:name="P18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style:font-name="Arial" fo:font-size="11pt" style:text-underline-style="none" officeooo:rsid="001fdb50" officeooo:paragraph-rsid="001fdb50" style:font-size-asian="11pt" style:font-size-complex="11pt"/>
    </style:style>
    <style:style style:name="P19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style:font-name="Arial" fo:font-size="11pt" style:text-underline-style="none" officeooo:rsid="001fee98" officeooo:paragraph-rsid="001fee98" style:font-size-asian="11pt" style:font-size-complex="11pt"/>
    </style:style>
    <style:style style:name="P20" style:family="paragraph" style:parent-style-name="Default">
      <style:text-properties style:font-name="Arial" fo:font-size="11pt" fo:font-weight="normal" officeooo:rsid="001eee26" officeooo:paragraph-rsid="001eee26" fo:background-color="transparent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officeooo:rsid="001fdb50" officeooo:paragraph-rsid="001fdb50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officeooo:rsid="001fee98" officeooo:paragraph-rsid="001fee98" style:font-size-asian="11pt" style:font-size-complex="11pt"/>
    </style:style>
    <style:style style:name="P23" style:family="paragraph" style:parent-style-name="Standard">
      <style:text-properties style:font-name="Arial" fo:font-size="11pt" fo:font-weight="normal" officeooo:rsid="001cb5c8" officeooo:paragraph-rsid="001cb5c8" style:font-size-asian="11pt" style:font-weight-asian="normal" style:font-size-complex="11pt" style:font-weight-complex="normal"/>
    </style:style>
    <style:style style:name="P24" style:family="paragraph" style:parent-style-name="Standard">
      <style:text-properties fo:color="#000000" style:font-name="Arial" fo:font-size="11pt" fo:font-weight="normal" officeooo:rsid="001c2f52" officeooo:paragraph-rsid="001cb5c8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text-properties style:font-name="Calibri" fo:font-size="11pt" style:text-underline-style="solid" style:text-underline-width="auto" style:text-underline-color="font-color" fo:font-weight="normal" officeooo:rsid="001cb5c8" officeooo:paragraph-rsid="001cb5c8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Calibri" fo:font-size="11pt" style:text-underline-style="solid" style:text-underline-width="auto" style:text-underline-color="font-color" fo:font-weight="normal" officeooo:rsid="001d9916" officeooo:paragraph-rsid="001d9916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Calibri" fo:font-size="11pt" style:text-underline-style="solid" style:text-underline-width="auto" style:text-underline-color="font-color" fo:font-weight="normal" officeooo:rsid="001e8815" officeooo:paragraph-rsid="001e8815" fo:background-color="transparent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font-name="Calibri" fo:font-size="11pt" style:text-underline-style="solid" style:text-underline-width="auto" style:text-underline-color="font-color" fo:font-weight="normal" officeooo:rsid="001eee26" officeooo:paragraph-rsid="001eee26" fo:background-color="transparent" style:font-size-asian="11pt" style:font-weight-asian="normal" style:font-size-complex="11pt" style:font-weight-complex="normal"/>
    </style:style>
    <style:style style:name="P30" style:family="paragraph" style:parent-style-name="Standard">
      <style:text-properties style:font-name="Calibri" fo:font-size="11pt" style:text-underline-style="solid" style:text-underline-width="auto" style:text-underline-color="font-color" fo:font-weight="normal" officeooo:rsid="0020fd8e" officeooo:paragraph-rsid="0020fd8e" fo:background-color="transparent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Calibri" fo:font-size="11pt" style:text-underline-style="solid" style:text-underline-width="auto" style:text-underline-color="font-color" fo:font-weight="normal" officeooo:rsid="0024f8c3" officeooo:paragraph-rsid="0024f8c3" fo:background-color="transparent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Calibri" fo:font-size="11pt" style:text-underline-style="solid" style:text-underline-width="auto" style:text-underline-color="font-color" fo:font-weight="normal" officeooo:rsid="0023a41e" officeooo:paragraph-rsid="0023a41e" fo:background-color="transparent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Calibri" fo:font-size="11pt" fo:font-weight="normal" officeooo:rsid="001cb5c8" officeooo:paragraph-rsid="001cb5c8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Calibri" fo:font-size="11pt" fo:font-weight="normal" officeooo:rsid="001cb5c8" officeooo:paragraph-rsid="001d9916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Calibri" fo:font-size="11pt" fo:font-weight="normal" officeooo:rsid="001d9916" officeooo:paragraph-rsid="001d9916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Calibri" fo:font-size="11pt" fo:font-weight="normal" officeooo:rsid="001e8815" officeooo:paragraph-rsid="001e8815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font-name="Calibri" fo:font-size="11pt" fo:font-weight="normal" officeooo:rsid="00224ed5" officeooo:paragraph-rsid="00224ed5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Calibri" fo:font-size="11pt" fo:font-weight="normal" officeooo:rsid="001cb5c8" officeooo:paragraph-rsid="001d9916" fo:background-color="#ff3333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font-name="Calibri" fo:font-size="11pt" fo:font-weight="normal" officeooo:rsid="001e8815" officeooo:paragraph-rsid="001e8815" fo:background-color="#ff3333" style:font-size-asian="11pt" style:font-weight-asian="normal" style:font-size-complex="11pt" style:font-weight-complex="normal"/>
    </style:style>
    <style:style style:name="P40" style:family="paragraph" style:parent-style-name="Standard">
      <style:text-properties style:font-name="Calibri" fo:font-size="11pt" fo:font-weight="normal" officeooo:rsid="0023a41e" officeooo:paragraph-rsid="0023a41e" fo:background-color="#ff3333" style:font-size-asian="11pt" style:font-weight-asian="normal" style:font-size-complex="11pt" style:font-weight-complex="normal"/>
    </style:style>
    <style:style style:name="P41" style:family="paragraph" style:parent-style-name="Standard">
      <style:text-properties style:font-name="Calibri" fo:font-size="11pt" fo:font-weight="normal" officeooo:rsid="001e8815" officeooo:paragraph-rsid="001e8815" fo:background-color="transparent" style:font-size-asian="11pt" style:font-weight-asian="normal" style:font-size-complex="11pt" style:font-weight-complex="normal"/>
    </style:style>
    <style:style style:name="P42" style:family="paragraph" style:parent-style-name="Standard">
      <style:text-properties style:font-name="Calibri" fo:font-size="11pt" fo:font-weight="normal" officeooo:rsid="001eee26" officeooo:paragraph-rsid="001eee26" fo:background-color="transparent" style:font-size-asian="11pt" style:font-weight-asian="normal" style:font-size-complex="11pt" style:font-weight-complex="normal"/>
    </style:style>
    <style:style style:name="P43" style:family="paragraph" style:parent-style-name="Standard">
      <style:text-properties style:font-name="Calibri" fo:font-size="11pt" fo:font-weight="normal" officeooo:rsid="0020fd8e" officeooo:paragraph-rsid="0020fd8e" fo:background-color="transparent" style:font-size-asian="11pt" style:font-weight-asian="normal" style:font-size-complex="11pt" style:font-weight-complex="normal"/>
    </style:style>
    <style:style style:name="P44" style:family="paragraph" style:parent-style-name="Standard">
      <style:text-properties style:font-name="Calibri" fo:font-size="11pt" fo:font-weight="normal" officeooo:rsid="0023a41e" officeooo:paragraph-rsid="0023a41e" fo:background-color="transparent" style:font-size-asian="11pt" style:font-weight-asian="normal" style:font-size-complex="11pt" style:font-weight-complex="normal"/>
    </style:style>
    <style:style style:name="P45" style:family="paragraph" style:parent-style-name="Standard">
      <style:text-properties style:font-name="Calibri" fo:font-size="11pt" fo:font-weight="normal" officeooo:rsid="0024f8c3" officeooo:paragraph-rsid="0024f8c3" fo:background-color="transparent" style:font-size-asian="11pt" style:font-weight-asian="normal" style:font-size-complex="11pt" style:font-weight-complex="normal"/>
    </style:style>
    <style:style style:name="P46" style:family="paragraph" style:parent-style-name="Standard">
      <style:text-properties style:use-window-font-color="true" style:font-name="Arial" fo:font-size="11pt" fo:font-weight="normal" officeooo:rsid="002207ba" officeooo:paragraph-rsid="002207ba" fo:background-color="transparent" style:font-size-asian="11pt" style:font-weight-asian="normal" style:font-size-complex="11pt" style:font-weight-complex="normal"/>
    </style:style>
    <style:style style:name="P47" style:family="paragraph" style:parent-style-name="Standard">
      <style:text-properties officeooo:paragraph-rsid="002207ba"/>
    </style:style>
    <style:style style:name="P48" style:family="paragraph" style:parent-style-name="Standard">
      <style:paragraph-properties fo:break-before="page"/>
      <style:text-properties style:font-name="Calibri" fo:font-size="16pt" style:text-underline-style="solid" style:text-underline-width="auto" style:text-underline-color="font-color" fo:font-weight="normal" officeooo:rsid="0023a41e" officeooo:paragraph-rsid="0023a41e" fo:background-color="transparent" style:font-size-asian="16pt" style:font-weight-asian="normal" style:font-size-complex="16pt" style:font-weight-complex="normal"/>
    </style:style>
    <style:style style:name="T1" style:family="text">
      <style:text-properties officeooo:rsid="001c2f52"/>
    </style:style>
    <style:style style:name="T2" style:family="text">
      <style:text-properties officeooo:rsid="001cb5c8"/>
    </style:style>
    <style:style style:name="T3" style:family="text">
      <style:text-properties fo:color="#000000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officeooo:rsid="001c2f52"/>
    </style:style>
    <style:style style:name="T6" style:family="text">
      <style:text-properties style:use-window-font-color="true" style:font-name="Arial" fo:font-size="11pt" fo:font-weight="normal" officeooo:rsid="002207ba" fo:background-color="transparent" loext:char-shading-value="0" style:font-size-asian="11pt" style:font-weight-asian="normal" style:font-size-complex="11pt" style:font-weight-complex="normal"/>
    </style:style>
    <style:style style:name="T7" style:family="text">
      <style:text-properties style:font-name="Calibri"/>
    </style:style>
    <style:style style:name="T8" style:family="text">
      <style:text-properties style:font-name="Calibri" fo:font-size="11pt" fo:font-weight="normal" officeooo:rsid="001eee26" fo:background-color="transparent" loext:char-shading-value="0" style:font-size-asian="11pt" style:font-weight-asian="normal" style:font-size-complex="11pt" style:font-weight-complex="normal"/>
    </style:style>
    <style:style style:name="T9" style:family="text">
      <style:text-properties style:font-name="Calibri" officeooo:rsid="001e8815"/>
    </style:style>
    <style:style style:name="T10" style:family="text">
      <style:text-properties style:font-name="Arial" fo:font-size="11pt" fo:font-weight="normal" officeooo:rsid="001cb5c8" style:font-size-asian="11pt" style:font-weight-asian="normal" style:font-size-complex="11pt" style:font-weight-complex="normal"/>
    </style:style>
    <style:style style:name="T11" style:family="text">
      <style:text-properties style:font-name="Arial" fo:font-size="11pt" fo:font-weight="normal" officeooo:rsid="001d9916" style:font-size-asian="11pt" style:font-weight-asian="normal" style:font-size-complex="11pt" style:font-weight-complex="normal"/>
    </style:style>
    <style:style style:name="T12" style:family="text">
      <style:text-properties style:font-name="Arial" fo:font-size="11pt" fo:font-weight="normal" officeooo:rsid="001eee26" fo:background-color="transparent" loext:char-shading-value="0" style:font-size-asian="11pt" style:font-weight-asian="normal" style:font-size-complex="11pt" style:font-weight-complex="normal"/>
    </style:style>
    <style:style style:name="T13" style:family="text">
      <style:text-properties officeooo:rsid="001fee98"/>
    </style:style>
    <style:style style:name="T14" style:family="text">
      <style:text-properties officeooo:rsid="0024f8c3"/>
    </style:style>
    <style:style style:name="T15" style:family="text">
      <style:text-properties officeooo:rsid="002565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>Resumen:</text:p>
      <text:p text:style-name="P2"/>
      <text:p text:style-name="P3">En el presente informe se abordará lo aprendido en la Cátedra Ingeniería de Software aplicándolo al trabajo práctico que se explicará a continuación.<text:line-break/>Se parte para el siguiente de líneas de código <text:s/>pertenecientes al <text:span text:style-name="T2">ejemplo del </text:span><text:s/><text:span text:style-name="T2">l</text:span>ibro <text:span text:style-name="T2">Head firts Design Patterns. En base de ello, se procura realizar un proyecto propio, haciendo uso de las prácticas aprendidas.</text:span></text:p>
      <text:p text:style-name="P3"/>
      <text:p text:style-name="P3"/>
      <text:p text:style-name="P3"/>
      <text:p text:style-name="P3"/>
      <text:p text:style-name="P3"/>
      <text:p text:style-name="P6">Desarrollo:</text:p>
      <text:p text:style-name="P3"/>
      <text:p text:style-name="P24">1. Modifique el HeartModel para que sólo se pueda crear una instancia (usando el patrón Singleton)</text:p>
      <text:p text:style-name="P25">y extienda la ventana de control del BeatController para “tratar” de generar nuevas instancias</text:p>
      <text:p text:style-name="P25">cada vez que se clickea en el botton “&gt;&gt;”. La ventana de la BeatBar debería mostrar en texto el</text:p>
      <text:p text:style-name="P25">número de intentos de creación de un nuevo HeartBeat model en el texto donde se mostraba la</text:p>
      <text:p text:style-name="P25">frecuencia cardíaca.</text:p>
      <text:p text:style-name="P25">2. Crear un nuevo modelo con su controlador específico que pueda usarse para verse desde la vista</text:p>
      <text:p text:style-name="P25">DJView en la ventana BeatBar. Generar un java main class para poder ejecutar tal modificación</text:p>
      <text:p text:style-name="P25">llamándolo “My&lt;modelName&gt;TestDrive.java” (similar to “HeartTestDrive”). Se proveerán puntos</text:p>
      <text:p text:style-name="P25">adicionales por la originalidad del modelo creado.</text:p>
      <text:p text:style-name="P25">3. Generar una vista propia que permita usar su modelo sin modificar el código existente del ejemplo</text:p>
      <text:p text:style-name="P25">pero que permita mostrar los cambios gráficamente y por medio de texto.</text:p>
      <text:p text:style-name="P25">4. Generar un TestDrive que permita mostrar a los tres modelos trabajando al mismo tiempo (se</text:p>
      <text:p text:style-name="P25">esperarán ver al menos 3 ventanas BeatBar con los 3 modelos andando simultáneamente.</text:p>
      <text:p text:style-name="P25">5. Modificar la vista BeatBar para que permita cambiar gráficamente en tiempo de ejecución (ej.</text:p>
      <text:p text:style-name="P25">Mediante un dropdown box) el modelo usado (el Beat model, el Nuevo modelo y el Heartbeat</text:p>
      <text:p text:style-name="P25">model). Por favor use para tal implementación el patrón strategy. Generar un TestDrive que</text:p>
      <text:p text:style-name="P25">permita ejecutar tal acción.</text:p>
      <text:p text:style-name="P25">6. Utilizar algún sistema como el sistema de Issues de GitHub para gestionar las tareas y defectos</text:p>
      <text:p text:style-name="P25">encontrados.</text:p>
      <text:p text:style-name="P4"><text:span text:style-name="T3">7. Incluir todos los documentos generados en el repo</text:span><text:span text:style-name="T4">sitorio dentro de una carpeta llamada docs.</text:span></text:p>
      <text:p text:style-name="P1">Los documentos generados deben estar en formato Markdown. Pueden utilizar algún programa</text:p>
      <text:p text:style-name="P1">para editar este tipo de archivos como MarkDown Pad. De ésta manera se podrá observar el</text:p>
      <text:p text:style-name="P5"><text:span text:style-name="T4">historial de cambios sobre los documentos y quien realizó cada cambio.</text:span><text:span text:style-name="T5"> </text:span><text:span text:style-name="T1"><text:line-break/></text:span></text:p>
      <text:p text:style-name="P5"/>
      <text:p text:style-name="P13"><text:span text:style-name="T1">N</text:span>ota de Entrega<text:line-break/></text:p>
      <text:p text:style-name="P6"><text:line-break/></text:p>
      <text:p text:style-name="P14">Manejo de las Configuraciones</text:p>
      <text:p text:style-name="P6"/>
      <text:p text:style-name="P6"/>
      <text:p text:style-name="P26">Dirección y forma de accesos a la herramienta de control de versiones</text:p>
      <text:p text:style-name="P6"/>
      <text:p text:style-name="P6"/>
      <text:p text:style-name="P6">Para el desarrollo del software usaremos la herramienta de controlo de versiones GitHub.<text:line-break/>Creamos un repositorio, en el cual los colaboradores podrán no sólo acceder a los items en desarrollo sino también podrán aportar sus propios progresos de forma compartida.</text:p>
      <text:p text:style-name="P6"/>
      <text:p text:style-name="P6">La dirección del repositorio es: <text:a xlink:type="simple" xlink:href="https://github.com/martintarres/Final_IngSoft" text:style-name="Internet_20_link" text:visited-style-name="Visited_20_Internet_20_Link">https://github.com/martintarres/Final_IngSoft</text:a></text:p>
      <text:p text:style-name="P6"/>
      <text:p text:style-name="P6"/>
      <text:p text:style-name="P6"/>
      <text:p text:style-name="P6"/>
      <text:p text:style-name="P26">Esquema de directorios y propósito de cada uno</text:p>
      <text:p text:style-name="P6"/>
      <text:p text:style-name="P10"><text:span text:style-name="T10"><text:line-break/> </text:span><text:span text:style-name="T11">L</text:span><text:span text:style-name="T10">a sección correspondiente al código desarrollado, para el caso de la rama principal, <text:s/></text:span><text:span text:style-name="T11">se encontrará en la carpeta </text:span>src/main/java/headfirst/combined/<text:span text:style-name="Strong_20_Emphasis">djview</text:span>/.</text:p>
      <text:p text:style-name="P11">En el caso de la rama principal será:</text:p>
      <text:p text:style-name="P7"/>
      <text:p text:style-name="P7">https://github.com/martintarres/Final_IngSoft/tree/master/src/main/java/headfirst/combined/djview</text:p>
      <text:p text:style-name="P6"/>
      <text:p text:style-name="P6"/>
      <text:p text:style-name="P47"><text:span text:style-name="T6">Los archivos ejecutables se encuentran almacenados en la carpeta Ejecutables del repositorio, correspondiente a la última versión de la rama master.<text:line-break/>https://github.com/martintarres/Final_IngSoft/tree/master/Ejecutables</text:span></text:p>
      <text:p text:style-name="P46">Los documentos, como imágenes agregadas, serán guardados en la carpeta docs.</text:p>
      <text:p text:style-name="P46"/>
      <text:p text:style-name="P6"/>
      <text:p text:style-name="P6"/>
      <text:p text:style-name="P26">Normas de etiquetado y de nombramiento de los archivos</text:p>
      <text:p text:style-name="P33"/>
      <text:p text:style-name="P35">En concordancia con los miembros del equipo, las normas para nombrar un nuevo archivo son:</text:p>
      <text:p text:style-name="P8"><text:span text:style-name="T9">L</text:span><text:span text:style-name="T7">os nombres de las clases e interfaces creadas comienzan con mayúscula, y si el nombre es compuesto de dos o más palabras, lleva mayúscula la primera letra correspondiente a dicha palabra.</text:span></text:p>
      <text:p text:style-name="P35">Ejemplo: BeerFridgeModel.java</text:p>
      <text:p text:style-name="P36">La parte final del nombre hace referencia a su función.</text:p>
      <text:p text:style-name="P36">Ejemplo: BeerFridgeController especifica que es el controlador correspondiente a BeerFridge.</text:p>
      <text:p text:style-name="P35"/>
      <text:p text:style-name="P35">Con respecto del etiquetado, se optó por la forma convencional.</text:p>
      <text:p text:style-name="P35">Ej Versión 4.2.3</text:p>
      <text:p text:style-name="P35">El primer número hace referencia a cambios muy profundos realizados en esta versión en comparación con la anterior.</text:p>
      <text:p text:style-name="P35">El segundo, a mejoras de importancia relativa.</text:p>
      <text:p text:style-name="P35">El tercer número denota que ha habido modificación <text:s/>que no hace demasiada variación.</text:p>
      <text:p text:style-name="P27"/>
      <text:p text:style-name="P27"/>
      <text:p text:style-name="P27">Plan del esquema de ramas a usar</text:p>
      <text:p text:style-name="P35"/>
      <text:p text:style-name="P8"><text:span text:style-name="T7">Se inicializ</text:span><text:span text:style-name="T9">a</text:span><text:span text:style-name="T7"> el repositorio subiendo el código del Head First Design Pattern </text:span><text:span text:style-name="T9">a la rama master, la única existente en el inicio</text:span><text:span text:style-name="T7">. </text:span><text:span text:style-name="T9">Luego se b</text:span><text:span text:style-name="T7">ifurcó el proyecto en ramas para el desarrollo </text:span><text:span text:style-name="T9">de cada uno de los miebros.</text:span></text:p>
      <text:p text:style-name="P34">Las versiones más estables se subirán al master, haciendo uso de las ramas sólo para el desarrollo temporal, previniendo el futuro mergeo a la rama principal (master).</text:p>
      <text:p text:style-name="P37"><text:soft-page-break/>La rama Test es en la que se desarrolló todo lo relativo a testeo. No consideramos necesario mergearlo a la rama principal, para que quedara lo más simplificada posibe.</text:p>
      <text:p text:style-name="P38"/>
      <text:p text:style-name="P39">Le meto imagen de las ramas?</text:p>
      <text:p text:style-name="P39"/>
      <text:p text:style-name="P39"/>
      <text:p text:style-name="P39"/>
      <text:p text:style-name="P39"/>
      <text:p text:style-name="P28">Políticas de Mergeo</text:p>
      <text:p text:style-name="P41"/>
      <text:p text:style-name="P41">Sólo se podrá mergear a la rama master una vez que el ítem desarrollado en la rama se encuentre estable. </text:p>
      <text:p text:style-name="P41">Las condiciones de estabilidad en esa etapa son: que compile necesariamente, y que cumple la función por la cual que creada la rama a la que pertenece.</text:p>
      <text:p text:style-name="P41"/>
      <text:p text:style-name="P41"/>
      <text:p text:style-name="P29">Especificaciones de Release</text:p>
      <text:p text:style-name="P42"/>
      <text:p text:style-name="P42">El proyecto será entregado en formato JAR, por lo que no es necesaria nigún instalador <text:s/>específico del proyecto <text:s/>para ejecutarlo.</text:p>
      <text:p text:style-name="P12"><text:span text:style-name="T8">Cabe destacar que sí es necesario que el cliente <text:s/>tenga JRE (JAVA Runtime Enviroment. El anterior se encuentra disponible:<text:line-break/></text:span><text:span text:style-name="T12">https://www.java.com/es/download/</text:span></text:p>
      <text:p text:style-name="P42"/>
      <text:p text:style-name="P20"/>
      <text:p text:style-name="P17">Integrantes:</text:p>
      <text:p text:style-name="P17"/>
      <text:p text:style-name="P17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1">Nombre</text:p>
          </table:table-cell>
          <table:table-cell table:style-name="Tabla1.A1" office:value-type="string">
            <text:p text:style-name="P21">Función</text:p>
          </table:table-cell>
          <table:table-cell table:style-name="Tabla1.C1" office:value-type="string">
            <text:p text:style-name="P21">Forma de contacto</text:p>
          </table:table-cell>
        </table:table-row>
        <table:table-row>
          <table:table-cell table:style-name="Tabla1.A2" office:value-type="string">
            <text:p text:style-name="P21">Román Gasparini</text:p>
          </table:table-cell>
          <table:table-cell table:style-name="Tabla1.A2" office:value-type="string">
            <text:p text:style-name="P21">Desarrollador/Gestor de proyectos</text:p>
          </table:table-cell>
          <table:table-cell table:style-name="Tabla1.C2" office:value-type="string">
            <text:p text:style-name="P22">roman.gasparinigmail.com</text:p>
          </table:table-cell>
        </table:table-row>
        <table:table-row>
          <table:table-cell table:style-name="Tabla1.A2" office:value-type="string">
            <text:p text:style-name="P21">Martín Tarres</text:p>
          </table:table-cell>
          <table:table-cell table:style-name="Tabla1.A2" office:value-type="string">
            <text:p text:style-name="P21">Desarrollador/Diseñador</text:p>
          </table:table-cell>
          <table:table-cell table:style-name="Tabla1.C2" office:value-type="string">
            <text:p text:style-name="P21">martintarres@gmail.com</text:p>
          </table:table-cell>
        </table:table-row>
        <table:table-row>
          <table:table-cell table:style-name="Tabla1.A2" office:value-type="string">
            <text:p text:style-name="P21">Franz Yépez Hinostroza</text:p>
          </table:table-cell>
          <table:table-cell table:style-name="Tabla1.A2" office:value-type="string">
            <text:p text:style-name="P21">Desarrollador/<text:span text:style-name="T13">Arquitecto</text:span></text:p>
          </table:table-cell>
          <table:table-cell table:style-name="Tabla1.C2" office:value-type="string">
            <text:p text:style-name="P22">alexander.fyh@gmail.com</text:p>
          </table:table-cell>
        </table:table-row>
      </table:table>
      <text:p text:style-name="P18"/>
      <text:p text:style-name="P18"/>
      <text:p text:style-name="P19">La comunicación entre los integrantes del equipo se realiza generalmente de forma presencial, por otro medio se usa solamente para acordar reuniones semanales y dar detalles generales.</text:p>
      <text:p text:style-name="P19">En la reunión, es necesaria la presencia de cada uno de los miembros. En ella se especifica las nuevas directrices a tomar, luego de ello se procede a trabajar de forma conjunta si la situación lo requiere.</text:p>
      <text:p text:style-name="P19"/>
      <text:p text:style-name="P16">Herramienta de seguimiento de bugs </text:p>
      <text:p text:style-name="P15"/>
      <text:p text:style-name="P9">Para ello, se utiliza una herramienta propia de github.</text:p>
      <text:p text:style-name="P9">https://github.com/martintarres/Final_IngSoft/issues</text:p>
      <text:p text:style-name="P9">En ella se debe especificar el error, a qué versión corresponde, y mostrar si se pudo solucionar en el progreso.</text:p>
      <text:p text:style-name="P42"/>
      <text:p text:style-name="P30">Varios:</text:p>
      <text:p text:style-name="P43"/>
      <text:p text:style-name="P43">Cabe destacar que se hizo uso de la herramienta de integración continua TRAVIS CI.<text:line-break/>https://travis-ci.org/martintarres/Final_IngSoft</text:p>
      <text:p text:style-name="P43"/>
      <text:p text:style-name="P43">Para diagrama Uml, se empeló WhiteStar Uml.</text:p>
      <text:p text:style-name="P43"/>
      <text:p text:style-name="P48">Requerimientos</text:p>
      <text:p text:style-name="P44"/>
      <text:p text:style-name="P44"/>
      <text:p text:style-name="P44"/>
      <text:p text:style-name="P40">Diagramaaaaas</text:p>
      <text:p text:style-name="P44"/>
      <text:p text:style-name="P44"/>
      <text:p text:style-name="P32">Requerimientos Funcionales:</text:p>
      <text:p text:style-name="P44"/>
      <text:p text:style-name="P44">El software <text:s/>debe asegurar una sola instanciación <text:s/>de la clase HeartModel. Para el caso que se intente crear otro nuevo objeto tipo HeartModel, se debe mostrar la cantidad de veces fallidas que se trató de instanciar.</text:p>
      <text:p text:style-name="P44"/>
      <text:p text:style-name="P44">El código <text:s/>debe permitir la implementación <text:s/>de un nuevo modelo con su propio controlador utilizando la vista predefinida anteriormente. </text:p>
      <text:p text:style-name="P44"/>
      <text:p text:style-name="P44">Se debe ofrecer una nueva vista propia para el nuevo modelo a desarrollar.</text:p>
      <text:p text:style-name="P44"/>
      <text:p text:style-name="P44">Es necesario verificar el funcionamiento de los 3 modelos <text:s/>actuando en paralelo, sin que se comprometa el <text:span text:style-name="T14">comportamiento independiente</text:span> <text:s/><text:span text:style-name="T14">de ambos.</text:span></text:p>
      <text:p text:style-name="P44"/>
      <text:p text:style-name="P45">Modificar la vista para poder elegir qué modelo correr. Esto debe poder hacerse en tiempo de ejecución.</text:p>
      <text:p text:style-name="P45"/>
      <text:p text:style-name="P45">El comportamiento de los sistemas anteriores no debe verse afectado por la creación de un nuevo sistema. Esto quiere decir, que al crearse el sistema correspondiente a BeerFrdige, no se alteró las funcionalidades de los demás.</text:p>
      <text:p text:style-name="P44"/>
      <text:p text:style-name="P45">Debe ser posible setear el valor de la temperatura deseada al modelo de BeerFrdige, ya sea por medio del botón Set o por los botones &gt;&gt; y &lt;&lt;.</text:p>
      <text:p text:style-name="P45"/>
      <text:p text:style-name="P45"/>
      <text:p text:style-name="P31">Requerimientos no funcionales:</text:p>
      <text:p text:style-name="P45"/>
      <text:p text:style-name="P45">La temperatura actual debe tender a la temperatura deseada. Para ello, luego de un lapso de tiempo definido proporcionalmente con la diferencia inicial entre la temperatura actual y la deseada, <text:s/>la diferencia en ese instante no debe ser mayor a 5.</text:p>
      <text:p text:style-name="P45"/>
      <text:p text:style-name="P45">El sistema requiere de una capacitación previa del usuario, así los valores a setear <text:span text:style-name="T15">son lógicos ( se debe ingresar nada más que valores enteros, y no caracteres, por ejemplo).</text:span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06:49:00</meta:creation-date>
    <dc:date>2016-06-20T00:00:28.396000000</dc:date>
    <meta:editing-duration>PT1H27M8S</meta:editing-duration>
    <meta:editing-cycles>8</meta:editing-cycles>
    <meta:generator>LibreOffice/5.0.3.2$Windows_x86 LibreOffice_project/e5f16313668ac592c1bfb310f4390624e3dbfb75</meta:generator>
    <meta:initial-creator>samsung</meta:initial-creator>
    <meta:document-statistic meta:table-count="1" meta:image-count="0" meta:object-count="0" meta:page-count="5" meta:paragraph-count="95" meta:word-count="1206" meta:character-count="7939" meta:non-whitespace-character-count="6804"/>
  </office:meta>
</office:document-meta>
</file>